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53939.076666667" calcext:value-type="float">
            <text:p><text:s/>153,939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35221" calcext:value-type="float">
            <text:p><text:s/>235,221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9538192.4933333" calcext:value-type="float">
            <text:p><text:s/>19,538,192 <text:s/></text:p>
          </table:table-cell>
          <table:table-cell table:style-name="ce50" office:value-type="float" office:value="4390381" calcext:value-type="float">
            <text:p><text:s/>4,390,381 <text:s/></text:p>
          </table:table-cell>
          <table:table-cell table:style-name="ce50" office:value-type="float" office:value="24230479" calcext:value-type="float">
            <text:p><text:s/>24,230,479 <text:s/></text:p>
          </table:table-cell>
          <table:table-cell table:style-name="ce50" office:value-type="float" office:value="78253" calcext:value-type="float">
            <text:p><text:s/>78,253 <text:s/></text:p>
          </table:table-cell>
          <table:table-cell table:style-name="ce50" office:value-type="float" office:value="59419" calcext:value-type="float">
            <text:p><text:s/>59,4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6873" calcext:value-type="float">
            <text:p><text:s/>276,8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24.777777777778" calcext:value-type="float">
            <text:p><text:s/>2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89" calcext:value-type="float">
            <text:p><text:s/>2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747579.62303853" calcext:value-type="float">
            <text:p><text:s/>1,747,580 <text:s/></text:p>
          </table:table-cell>
          <table:table-cell table:style-name="ce50" office:value-type="float" office:value="181748" calcext:value-type="float">
            <text:p><text:s/>181,748 <text:s/></text:p>
          </table:table-cell>
          <table:table-cell table:style-name="ce50" office:value-type="float" office:value="2428541.83418348" calcext:value-type="float">
            <text:p><text:s/>2,428,5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573.83418348277" calcext:value-type="float">
            <text:p><text:s/>-2,5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837.53" calcext:value-type="float">
            <text:p><text:s/>49,8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7944327.1691837" calcext:value-type="float">
            <text:p><text:s/>17,944,327 <text:s/></text:p>
          </table:table-cell>
          <table:table-cell table:style-name="ce51" office:value-type="float" office:value="4208633" calcext:value-type="float">
            <text:p><text:s/>4,208,633 <text:s/></text:p>
          </table:table-cell>
          <table:table-cell table:style-name="ce51" office:value-type="float" office:value="22037158.1658165" calcext:value-type="float">
            <text:p><text:s/>22,037,158 <text:s/></text:p>
          </table:table-cell>
          <table:table-cell table:style-name="ce51" office:value-type="float" office:value="78253" calcext:value-type="float">
            <text:p><text:s/>78,253 <text:s/></text:p>
          </table:table-cell>
          <table:table-cell table:style-name="ce51" office:value-type="float" office:value="61992.8341834828" calcext:value-type="float">
            <text:p><text:s/>61,99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26746.47" calcext:value-type="float">
            <text:p><text:s/>226,74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14742.459355556" calcext:value-type="float">
            <text:p><text:s/>514,742 <text:s/></text:p>
          </table:table-cell>
          <table:table-cell table:style-name="ce51" office:value-type="float" office:value="145360" calcext:value-type="float">
            <text:p><text:s/>145,360 <text:s/></text:p>
          </table:table-cell>
          <table:table-cell table:style-name="ce51" office:value-type="float" office:value="379607" calcext:value-type="float">
            <text:p><text:s/>379,60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61866.2906" calcext:value-type="float">
            <text:p><text:s/>161,86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464848.5170042" calcext:value-type="float">
            <text:p><text:s/>16,464,849 <text:s/></text:p>
          </table:table-cell>
          <table:table-cell table:style-name="ce50" office:value-type="float" office:value="4063273" calcext:value-type="float">
            <text:p><text:s/>4,063,273 <text:s/></text:p>
          </table:table-cell>
          <table:table-cell table:style-name="ce50" office:value-type="float" office:value="16709520.6454619" calcext:value-type="float">
            <text:p><text:s/>16,709,5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92.8341834828" calcext:value-type="float">
            <text:p><text:s/>61,9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47720.68202" calcext:value-type="float">
            <text:p><text:s/>2,647,7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252990.72555556" calcext:value-type="float">
            <text:p><text:s/>3,252,991 <text:s/></text:p>
          </table:table-cell>
          <table:table-cell table:style-name="ce50" office:value-type="float" office:value="4063273" calcext:value-type="float">
            <text:p><text:s/>4,063,273 <text:s/></text:p>
          </table:table-cell>
          <table:table-cell table:style-name="ce50" office:value-type="float" office:value="116160" calcext:value-type="float">
            <text:p><text:s/>116,1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417397.18790444" calcext:value-type="float">
            <text:p><text:s/>2,417,3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1819.9" calcext:value-type="float">
            <text:p><text:s/>471,8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47720.68202" calcext:value-type="float">
            <text:p><text:s/>2,647,7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8749002.16918369" calcext:value-type="float">
            <text:p><text:s/>8,749,0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55927.1658165" calcext:value-type="float">
            <text:p><text:s/>13,755,9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92.8341834828" calcext:value-type="float">
            <text:p><text:s/>61,9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45458.43436047" calcext:value-type="float">
            <text:p><text:s/>2,045,45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65613.57964543" calcext:value-type="float">
            <text:p><text:s/>2,365,61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89712.59044444" calcext:value-type="float">
            <text:p><text:s/>4,089,7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193531" calcext:value-type="float">
            <text:p><text:s/>3,193,5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89712.59044444" calcext:value-type="float">
            <text:p><text:s/>4,089,7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193531" calcext:value-type="float">
            <text:p><text:s/>3,193,5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34490.661" calcext:value-type="float">
            <text:p><text:s/>634,49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1058.360666667" calcext:value-type="float">
            <text:p><text:s/>311,05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23432.300333333" calcext:value-type="float">
            <text:p><text:s/>323,43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7853.16886666667" calcext:value-type="float">
            <text:p><text:s/>7,85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24.5994" calcext:value-type="float">
            <text:p><text:s/>2,12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412104.95340175" calcext:value-type="float">
            <text:p><text:s/>4,412,10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48030.52035457" calcext:value-type="float">
            <text:p><text:s/>4,948,031 <text:s/></text:p>
          </table:table-cell>
          <table:table-cell table:style-name="ce52" office:value-type="float" office:value="78253" calcext:value-type="float">
            <text:p><text:s/>78,25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08565.89798" calcext:value-type="float">
            <text:p><text:s/>608,56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84167.00229064" calcext:value-type="float">
            <text:p><text:s/>4,184,16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48030.52035457" calcext:value-type="float">
            <text:p><text:s/>4,948,03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94873.71798" calcext:value-type="float">
            <text:p><text:s/>394,87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184167.00229064" calcext:value-type="float">
            <text:p><text:s/>4,184,1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48030.52035457" calcext:value-type="float">
            <text:p><text:s/>4,948,0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4873.71798" calcext:value-type="float">
            <text:p><text:s/>394,8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8124.8859894553" calcext:value-type="float">
            <text:p><text:s/>68,1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970.32136597" calcext:value-type="float">
            <text:p><text:s/>100,9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91281.630261976" calcext:value-type="float">
            <text:p><text:s/>291,2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1412.84084832" calcext:value-type="float">
            <text:p><text:s/>431,4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90697.96528123" calcext:value-type="float">
            <text:p><text:s/>1,090,6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5321.35814656" calcext:value-type="float">
            <text:p><text:s/>1,615,3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1769.195601174" calcext:value-type="float">
            <text:p><text:s/>141,7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855.71717279" calcext:value-type="float">
            <text:p><text:s/>209,8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6000.7822222222" calcext:value-type="float">
            <text:p>( 26,00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8488" calcext:value-type="float">
            <text:p>( 38,48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15768.413378951" calcext:value-type="float">
            <text:p>( 115,768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71367.71717279" calcext:value-type="float">
            <text:p>( 171,36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82200.365668272" calcext:value-type="float">
            <text:p><text:s/>382,2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5972.74523264" calcext:value-type="float">
            <text:p><text:s/>565,9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66728.404011786" calcext:value-type="float">
            <text:p><text:s/>566,7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9492.89574113" calcext:value-type="float">
            <text:p><text:s/>839,4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90939.76555556" calcext:value-type="float">
            <text:p><text:s/>1,890,9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00326" calcext:value-type="float">
            <text:p><text:s/>2,800,3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90298.41" calcext:value-type="float">
            <text:p><text:s/>1,890,2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99346" calcext:value-type="float">
            <text:p><text:s/>2,799,3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41.355555555556" calcext:value-type="float">
            <text:p><text:s/>6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0" calcext:value-type="float">
            <text:p><text:s/>9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43122.755206667" calcext:value-type="float">
            <text:p><text:s/>843,1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94873.71798" calcext:value-type="float">
            <text:p><text:s/>394,8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43122.755206667" calcext:value-type="float">
            <text:p><text:s/>843,1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94873.71798" calcext:value-type="float">
            <text:p><text:s/>394,8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-0.00000424248887" calcext:value-type="float">
            <text:p><text:s/>-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0628" calcext:value-type="float">
            <text:p><text:s/>-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7937.951111111" calcext:value-type="float">
            <text:p><text:s/>227,93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253" calcext:value-type="float">
            <text:p><text:s/>78,2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692.18" calcext:value-type="float">
            <text:p><text:s/>213,6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7937.951111111" calcext:value-type="float">
            <text:p><text:s/>227,93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253" calcext:value-type="float">
            <text:p><text:s/>78,2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692.18" calcext:value-type="float">
            <text:p><text:s/>213,6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0544696.981866" calcext:value-type="float">
            <text:p><text:s/>50,544,69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7978139.7531598" calcext:value-type="float">
            <text:p><text:s/>47,978,1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66557.22870615" calcext:value-type="float">
            <text:p><text:s/>2,566,55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1196685.552" calcext:value-type="float">
            <text:p><text:s/>41,196,6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1039213.3232939" calcext:value-type="float">
            <text:p><text:s/>41,039,21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7472.228706154" calcext:value-type="float">
            <text:p><text:s/>157,47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9348011.429866" calcext:value-type="float">
            <text:p><text:s/>9,348,0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938926.429866" calcext:value-type="float">
            <text:p><text:s/>6,938,92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09085" calcext:value-type="float">
            <text:p><text:s/>2,409,08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62310" calcext:value-type="float">
            <text:p><text:s/>62,310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408081.8356786" calcext:value-type="float">
            <text:p><text:s/>43,408,082 <text:s/></text:p>
          </table:table-cell>
          <table:table-cell table:style-name="ce50" office:value-type="float" office:value="33543091" calcext:value-type="float">
            <text:p><text:s/>33,543,09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1764.264" calcext:value-type="float">
            <text:p><text:s/>1,411,7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1004.31186077" calcext:value-type="float">
            <text:p><text:s/>1,921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3.618" calcext:value-type="float">
            <text:p><text:s/>18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4963.33333333" calcext:value-type="float">
            <text:p><text:s/>2,644,9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9632.88888889" calcext:value-type="float">
            <text:p><text:s/>1,439,6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1857.476056426" calcext:value-type="float">
            <text:p><text:s/>931,857 <text:s/></text:p>
          </table:table-cell>
          <table:table-cell table:style-name="ce50" office:value-type="float" office:value="-178226" calcext:value-type="float">
            <text:p><text:s/>-178,2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84.49699999999" calcext:value-type="float">
            <text:p><text:s/>9,08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532933.8255392" calcext:value-type="float">
            <text:p><text:s/>36,532,934 <text:s/></text:p>
          </table:table-cell>
          <table:table-cell table:style-name="ce51" office:value-type="float" office:value="33783627" calcext:value-type="float">
            <text:p><text:s/>33,783,62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02496.149" calcext:value-type="float">
            <text:p><text:s/>1,402,4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6952.10602556" calcext:value-type="float">
            <text:p><text:s/>2,536,9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4.498" calcext:value-type="float">
            <text:p><text:s/>47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0400" calcext:value-type="float">
            <text:p><text:s/>240,400 <text:s/></text:p>
          </table:table-cell>
          <table:table-cell table:style-name="ce50" office:value-type="float" office:value="3048540" calcext:value-type="float">
            <text:p><text:s/>3,048,540 <text:s/></text:p>
          </table:table-cell>
          <table:table-cell table:style-name="ce50" office:value-type="float" office:value="259010" calcext:value-type="float">
            <text:p><text:s/>259,010 <text:s/></text:p>
          </table:table-cell>
          <table:table-cell table:style-name="ce50" office:value-type="float" office:value="41466726.8269577" calcext:value-type="float">
            <text:p><text:s/>41,466,727 <text:s/></text:p>
          </table:table-cell>
          <table:table-cell table:style-name="ce50" office:value-type="float" office:value="33783627" calcext:value-type="float">
            <text:p><text:s/>33,783,6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783627" calcext:value-type="float">
            <text:p><text:s/>33,783,6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90693.73333333" calcext:value-type="float">
            <text:p><text:s/>7,190,6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40400" calcext:value-type="float">
            <text:p><text:s/>240,400 <text:s/></text:p>
          </table:table-cell>
          <table:table-cell table:style-name="ce51" office:value-type="float" office:value="3048540" calcext:value-type="float">
            <text:p><text:s/>3,048,540 <text:s/></text:p>
          </table:table-cell>
          <table:table-cell table:style-name="ce51" office:value-type="float" office:value="259010" calcext:value-type="float">
            <text:p><text:s/>259,010 <text:s/></text:p>
          </table:table-cell>
          <table:table-cell table:style-name="ce51" office:value-type="float" office:value="492406.093624331" calcext:value-type="float">
            <text:p><text:s/>492,40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23857" calcext:value-type="float">
            <text:p><text:s/>1,423,857 <text:s/></text:p>
          </table:table-cell>
          <table:table-cell table:style-name="ce50" office:value-type="float" office:value="9531275" calcext:value-type="float">
            <text:p><text:s/>9,531,275 <text:s/></text:p>
          </table:table-cell>
          <table:table-cell table:style-name="ce50" office:value-type="float" office:value="570731" calcext:value-type="float">
            <text:p><text:s/>570,731 <text:s/></text:p>
          </table:table-cell>
          <table:table-cell table:style-name="ce50" office:value-type="float" office:value="36749732.1638522" calcext:value-type="float">
            <text:p><text:s/>36,749,7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2885" calcext:value-type="float">
            <text:p><text:s/>1,182,885 <text:s/></text:p>
          </table:table-cell>
          <table:table-cell table:style-name="ce50" office:value-type="float" office:value="1316175.642" calcext:value-type="float">
            <text:p><text:s/>1,316,1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423857" calcext:value-type="float">
            <text:p><text:s/>1,423,857 <text:s/></text:p>
          </table:table-cell>
          <table:table-cell table:style-name="ce50" office:value-type="float" office:value="9531275" calcext:value-type="float">
            <text:p><text:s/>9,531,275 <text:s/></text:p>
          </table:table-cell>
          <table:table-cell table:style-name="ce50" office:value-type="float" office:value="570731" calcext:value-type="float">
            <text:p><text:s/>570,731 <text:s/></text:p>
          </table:table-cell>
          <table:table-cell table:style-name="ce50" office:value-type="float" office:value="35490858.6988984" calcext:value-type="float">
            <text:p><text:s/>35,490,85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2885" calcext:value-type="float">
            <text:p><text:s/>1,182,885 <text:s/></text:p>
          </table:table-cell>
          <table:table-cell table:style-name="ce50" office:value-type="float" office:value="1245811.29104537" calcext:value-type="float">
            <text:p><text:s/>1,245,8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58873.46495378" calcext:value-type="float">
            <text:p><text:s/>1,258,87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0364.3509546345" calcext:value-type="float">
            <text:p><text:s/>70,3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11128" calcext:value-type="float">
            <text:p><text:s/>411,128 <text:s/></text:p>
          </table:table-cell>
          <table:table-cell table:style-name="ce50" office:value-type="float" office:value="4732924" calcext:value-type="float">
            <text:p><text:s/>4,732,924 <text:s/></text:p>
          </table:table-cell>
          <table:table-cell table:style-name="ce50" office:value-type="float" office:value="163829" calcext:value-type="float">
            <text:p><text:s/>163,829 <text:s/></text:p>
          </table:table-cell>
          <table:table-cell table:style-name="ce50" office:value-type="float" office:value="1860593.91446334" calcext:value-type="float">
            <text:p><text:s/>1,860,5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2885" calcext:value-type="float">
            <text:p><text:s/>1,182,885 <text:s/></text:p>
          </table:table-cell>
          <table:table-cell table:style-name="ce50" office:value-type="float" office:value="26382.816" calcext:value-type="float">
            <text:p><text:s/>26,3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.8666666666667" calcext:value-type="float">
            <text:p><text:s/>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37324" calcext:value-type="float">
            <text:p><text:s/>237,324 <text:s/></text:p>
          </table:table-cell>
          <table:table-cell table:style-name="ce50" office:value-type="float" office:value="1926085" calcext:value-type="float">
            <text:p><text:s/>1,926,085 <text:s/></text:p>
          </table:table-cell>
          <table:table-cell table:style-name="ce50" office:value-type="float" office:value="163829" calcext:value-type="float">
            <text:p><text:s/>163,829 <text:s/></text:p>
          </table:table-cell>
          <table:table-cell table:style-name="ce50" office:value-type="float" office:value="9260.57777777778" calcext:value-type="float">
            <text:p><text:s/>9,2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73804" calcext:value-type="float">
            <text:p><text:s/>173,804 <text:s/></text:p>
          </table:table-cell>
          <table:table-cell table:style-name="ce50" office:value-type="float" office:value="2806839" calcext:value-type="float">
            <text:p><text:s/>2,806,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4.888888888889" calcext:value-type="float">
            <text:p><text:s/>2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0919.50335223" calcext:value-type="float">
            <text:p><text:s/>1,850,9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2885" calcext:value-type="float">
            <text:p><text:s/>1,182,885 <text:s/></text:p>
          </table:table-cell>
          <table:table-cell table:style-name="ce50" office:value-type="float" office:value="26382.816" calcext:value-type="float">
            <text:p><text:s/>26,3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.7444444444444" calcext:value-type="float">
            <text:p><text:s/>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9.3333333333333" calcext:value-type="float">
            <text:p><text:s/>2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0" calcext:value-type="float">
            <text:p><text:s/>60 <text:s/></text:p>
          </table:table-cell>
          <table:table-cell table:style-name="ce52" office:value-type="float" office:value="59623" calcext:value-type="float">
            <text:p><text:s/>59,623 <text:s/></text:p>
          </table:table-cell>
          <table:table-cell table:style-name="ce52" office:value-type="float" office:value="4937" calcext:value-type="float">
            <text:p><text:s/>4,93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72269" calcext:value-type="float">
            <text:p><text:s/>772,269 <text:s/></text:p>
          </table:table-cell>
          <table:table-cell table:style-name="ce52" office:value-type="float" office:value="1690188" calcext:value-type="float">
            <text:p><text:s/>1,690,188 <text:s/></text:p>
          </table:table-cell>
          <table:table-cell table:style-name="ce52" office:value-type="float" office:value="142955" calcext:value-type="float">
            <text:p><text:s/>142,955 <text:s/></text:p>
          </table:table-cell>
          <table:table-cell table:style-name="ce52" office:value-type="float" office:value="27418393.1419449" calcext:value-type="float">
            <text:p><text:s/>27,418,39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691814.477" calcext:value-type="float">
            <text:p><text:s/>2,691,81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72269" calcext:value-type="float">
            <text:p><text:s/>772,269 <text:s/></text:p>
          </table:table-cell>
          <table:table-cell table:style-name="ce52" office:value-type="float" office:value="1690188" calcext:value-type="float">
            <text:p><text:s/>1,690,188 <text:s/></text:p>
          </table:table-cell>
          <table:table-cell table:style-name="ce52" office:value-type="float" office:value="142955" calcext:value-type="float">
            <text:p><text:s/>142,955 <text:s/></text:p>
          </table:table-cell>
          <table:table-cell table:style-name="ce52" office:value-type="float" office:value="20562987.9171407" calcext:value-type="float">
            <text:p><text:s/>20,562,98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691814.477" calcext:value-type="float">
            <text:p><text:s/>2,691,8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72269" calcext:value-type="float">
            <text:p><text:s/>772,269 <text:s/></text:p>
          </table:table-cell>
          <table:table-cell table:style-name="ce50" office:value-type="float" office:value="1690188" calcext:value-type="float">
            <text:p><text:s/>1,690,188 <text:s/></text:p>
          </table:table-cell>
          <table:table-cell table:style-name="ce50" office:value-type="float" office:value="142955" calcext:value-type="float">
            <text:p><text:s/>142,955 <text:s/></text:p>
          </table:table-cell>
          <table:table-cell table:style-name="ce50" office:value-type="float" office:value="6658771.30480504" calcext:value-type="float">
            <text:p><text:s/>6,658,7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3182.31" calcext:value-type="float">
            <text:p><text:s/>813,1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200.5111111111" calcext:value-type="float">
            <text:p><text:s/>31,2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615.196916678" calcext:value-type="float">
            <text:p><text:s/>461,6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280.19" calcext:value-type="float">
            <text:p><text:s/>16,2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9582.98656888" calcext:value-type="float">
            <text:p><text:s/>1,159,5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95.284" calcext:value-type="float">
            <text:p><text:s/>10,7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186.7641155556" calcext:value-type="float">
            <text:p><text:s/>38,1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6.304" calcext:value-type="float">
            <text:p><text:s/>5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40.6961777778" calcext:value-type="float">
            <text:p><text:s/>11,0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90.56" calcext:value-type="float">
            <text:p><text:s/>3,4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6695.488200017" calcext:value-type="float">
            <text:p><text:s/>506,6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28.198" calcext:value-type="float">
            <text:p><text:s/>8,9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01.1527222222" calcext:value-type="float">
            <text:p><text:s/>12,3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98.7" calcext:value-type="float">
            <text:p><text:s/>12,9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49739.33777458" calcext:value-type="float">
            <text:p><text:s/>1,549,7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8.552" calcext:value-type="float">
            <text:p><text:s/>5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24783.01967654" calcext:value-type="float">
            <text:p><text:s/>1,524,7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8.552" calcext:value-type="float">
            <text:p><text:s/>5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99498.91312724" calcext:value-type="float">
            <text:p>( 1,399,49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388.552" calcext:value-type="float">
            <text:p>( 5,38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5284.106549293" calcext:value-type="float">
            <text:p>( 125,28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56.3181220778" calcext:value-type="float">
            <text:p><text:s/>24,9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240324425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5117.271245556" calcext:value-type="float">
            <text:p><text:s/>155,1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93.646" calcext:value-type="float">
            <text:p><text:s/>8,9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184.9935717778" calcext:value-type="float">
            <text:p><text:s/>92,1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26.54" calcext:value-type="float">
            <text:p><text:s/>7,32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59183.341551467" calcext:value-type="float">
            <text:p><text:s/>259,18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9749.57" calcext:value-type="float">
            <text:p><text:s/>49,7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7505.622263333" calcext:value-type="float">
            <text:p><text:s/>797,5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9901.462" calcext:value-type="float">
            <text:p><text:s/>239,9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4670.377905556" calcext:value-type="float">
            <text:p><text:s/>154,6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90.49" calcext:value-type="float">
            <text:p><text:s/>4,1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2835.244357778" calcext:value-type="float">
            <text:p><text:s/>642,8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5710.972" calcext:value-type="float">
            <text:p><text:s/>235,7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5442.3652933333" calcext:value-type="float">
            <text:p>( 85,44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5893.864" calcext:value-type="float">
            <text:p>( 115,89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8034.91865" calcext:value-type="float">
            <text:p>( 8,03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898.91" calcext:value-type="float">
            <text:p>( 10,89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72269" calcext:value-type="float">
            <text:p><text:s/>772,269 <text:s/></text:p>
          </table:table-cell>
          <table:table-cell table:style-name="ce50" office:value-type="float" office:value="1690188" calcext:value-type="float">
            <text:p><text:s/>1,690,188 <text:s/></text:p>
          </table:table-cell>
          <table:table-cell table:style-name="ce50" office:value-type="float" office:value="142955" calcext:value-type="float">
            <text:p><text:s/>142,955 <text:s/></text:p>
          </table:table-cell>
          <table:table-cell table:style-name="ce50" office:value-type="float" office:value="896623.53595" calcext:value-type="float">
            <text:p><text:s/>896,6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963.93" calcext:value-type="float">
            <text:p><text:s/>87,9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72269" calcext:value-type="float">
            <text:p><text:s/>772,269 <text:s/></text:p>
          </table:table-cell>
          <table:table-cell table:style-name="ce50" office:value-type="float" office:value="1690188" calcext:value-type="float">
            <text:p><text:s/>1,690,188 <text:s/></text:p>
          </table:table-cell>
          <table:table-cell table:style-name="ce50" office:value-type="float" office:value="142955" calcext:value-type="float">
            <text:p><text:s/>142,955 <text:s/></text:p>
          </table:table-cell>
          <table:table-cell table:style-name="ce50" office:value-type="float" office:value="794821.009938889" calcext:value-type="float">
            <text:p><text:s/>794,8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930.27" calcext:value-type="float">
            <text:p><text:s/>60,9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802.526011111" calcext:value-type="float">
            <text:p><text:s/>101,8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033.66" calcext:value-type="float">
            <text:p><text:s/>27,0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90" calcext:value-type="float">
            <text:p>( 39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895.628241111" calcext:value-type="float">
            <text:p><text:s/>127,8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391.342" calcext:value-type="float">
            <text:p><text:s/>68,39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4189.71448" calcext:value-type="float">
            <text:p><text:s/>24,19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406.832" calcext:value-type="float">
            <text:p><text:s/>4,4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453.6673327809" calcext:value-type="float">
            <text:p><text:s/>80,4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047.386" calcext:value-type="float">
            <text:p><text:s/>17,0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693.1434077778" calcext:value-type="float">
            <text:p><text:s/>69,6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031.242" calcext:value-type="float">
            <text:p><text:s/>33,0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3230.668357778" calcext:value-type="float">
            <text:p><text:s/>203,2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7892.572" calcext:value-type="float">
            <text:p><text:s/>237,8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.5959277475556" calcext:value-type="float">
            <text:p><text:s/>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257.988888889" calcext:value-type="float">
            <text:p><text:s/>182,2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70017.7763939" calcext:value-type="float">
            <text:p><text:s/>10,770,0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867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6857.666666667" calcext:value-type="float">
            <text:p><text:s/>316,8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92911.6208383" calcext:value-type="float">
            <text:p><text:s/>10,092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867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056.3555555556" calcext:value-type="float">
            <text:p><text:s/>50,0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0192.133333333" calcext:value-type="float">
            <text:p><text:s/>310,1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9899.933333333" calcext:value-type="float">
            <text:p><text:s/>989,9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1.44444444444" calcext:value-type="float">
            <text:p><text:s/>2,1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87708.488888889" calcext:value-type="float">
            <text:p><text:s/>987,70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8809.564775067" calcext:value-type="float">
            <text:p><text:s/>758,8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065.888888889" calcext:value-type="float">
            <text:p><text:s/>190,0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34.68888888889" calcext:value-type="float">
            <text:p><text:s/>3,8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73.33333333333" calcext:value-type="float">
            <text:p><text:s/>6,6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0.711111111111" calcext:value-type="float">
            <text:p><text:s/>7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6.97777777778" calcext:value-type="float">
            <text:p><text:s/>1,3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1839.442552844" calcext:value-type="float">
            <text:p><text:s/>441,8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4278.522222222" calcext:value-type="float">
            <text:p><text:s/>114,27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85489.33783333" calcext:value-type="float">
            <text:p><text:s/>1,385,48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78630.3" calcext:value-type="float">
            <text:p><text:s/>1,878,6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55405.22480419" calcext:value-type="float">
            <text:p><text:s/>6,855,4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55405.22480419" calcext:value-type="float">
            <text:p><text:s/>6,855,4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404639.2" calcext:value-type="float">
            <text:p>( 4,404,63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2029237.315496" calcext:value-type="float">
            <text:p><text:s/>32,029,23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9316790.413" calcext:value-type="float">
            <text:p><text:s/>29,316,79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712446.902496" calcext:value-type="float">
            <text:p><text:s/>2,712,44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26828" calcext:value-type="float">
            <text:p><text:s/>1,126,828 <text:s/></text:p>
          </table:table-cell>
          <table:table-cell table:style-name="ce50" office:value-type="float" office:value="2285018" calcext:value-type="float">
            <text:p><text:s/>2,285,018 <text:s/></text:p>
          </table:table-cell>
          <table:table-cell table:style-name="ce50" office:value-type="float" office:value="1745469" calcext:value-type="float">
            <text:p><text:s/>1,745,46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3643" calcext:value-type="float">
            <text:p><text:s/>633,6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2637.48142143" calcext:value-type="float">
            <text:p><text:s/>152,6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0" calcext:value-type="float">
            <text:p><text:s/>300 <text:s/></text:p>
          </table:table-cell>
          <table:table-cell table:style-name="ce50" office:value-type="float" office:value="1619287" calcext:value-type="float">
            <text:p><text:s/>1,619,2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38918.318578571" calcext:value-type="float">
            <text:p><text:s/>738,918 <text:s/></text:p>
          </table:table-cell>
          <table:table-cell table:style-name="ce50" office:value-type="float" office:value="-265632" calcext:value-type="float">
            <text:p><text:s/>-265,632 <text:s/></text:p>
          </table:table-cell>
          <table:table-cell table:style-name="ce50" office:value-type="float" office:value="44711.2610674754" calcext:value-type="float">
            <text:p><text:s/>44,711 <text:s/></text:p>
          </table:table-cell>
          <table:table-cell table:style-name="ce50" office:value-type="float" office:value="-274" calcext:value-type="float">
            <text:p><text:s/>-274 <text:s/></text:p>
          </table:table-cell>
          <table:table-cell table:style-name="ce50" office:value-type="float" office:value="-66793.7532822428" calcext:value-type="float">
            <text:p><text:s/>-66,794 <text:s/></text:p>
          </table:table-cell>
          <table:table-cell table:style-name="ce50" office:value-type="float" office:value="1985.75328224281" calcext:value-type="float">
            <text:p><text:s/>1,986 <text:s/></text:p>
          </table:table-cell>
          <table:table-cell table:style-name="ce50" office:value-type="float" office:value="361067" calcext:value-type="float">
            <text:p><text:s/>361,06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35272.2" calcext:value-type="float">
            <text:p><text:s/>235,272 <text:s/></text:p>
          </table:table-cell>
          <table:table-cell table:style-name="ce51" office:value-type="float" office:value="2550650" calcext:value-type="float">
            <text:p><text:s/>2,550,650 <text:s/></text:p>
          </table:table-cell>
          <table:table-cell table:style-name="ce51" office:value-type="float" office:value="1700757.73893252" calcext:value-type="float">
            <text:p><text:s/>1,700,758 <text:s/></text:p>
          </table:table-cell>
          <table:table-cell table:style-name="ce51" office:value-type="float" office:value="270" calcext:value-type="float">
            <text:p><text:s/>270 <text:s/></text:p>
          </table:table-cell>
          <table:table-cell table:style-name="ce51" office:value-type="float" office:value="66493.7532822428" calcext:value-type="float">
            <text:p><text:s/>66,494 <text:s/></text:p>
          </table:table-cell>
          <table:table-cell table:style-name="ce51" office:value-type="float" office:value="-987629.753282243" calcext:value-type="float">
            <text:p><text:s/>-987,630 <text:s/></text:p>
          </table:table-cell>
          <table:table-cell table:style-name="ce51" office:value-type="float" office:value="-361067" calcext:value-type="float">
            <text:p><text:s/>-361,0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34043.2" calcext:value-type="float">
            <text:p><text:s/>934,043 <text:s/></text:p>
          </table:table-cell>
          <table:table-cell table:style-name="ce50" office:value-type="float" office:value="2467" calcext:value-type="float">
            <text:p><text:s/>2,467 <text:s/></text:p>
          </table:table-cell>
          <table:table-cell table:style-name="ce50" office:value-type="float" office:value="605.738932524577" calcext:value-type="float">
            <text:p><text:s/>606 <text:s/></text:p>
          </table:table-cell>
          <table:table-cell table:style-name="ce50" office:value-type="float" office:value="1660" calcext:value-type="float">
            <text:p><text:s/>1,660 <text:s/></text:p>
          </table:table-cell>
          <table:table-cell table:style-name="ce50" office:value-type="float" office:value="4744.48552680508" calcext:value-type="float">
            <text:p><text:s/>4,744 <text:s/></text:p>
          </table:table-cell>
          <table:table-cell table:style-name="ce50" office:value-type="float" office:value="56469.5144731949" calcext:value-type="float">
            <text:p><text:s/>56,470 <text:s/></text:p>
          </table:table-cell>
          <table:table-cell table:style-name="ce50" office:value-type="float" office:value="69300" calcext:value-type="float">
            <text:p><text:s/>69,3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38031" calcext:value-type="float">
            <text:p><text:s/>5,838,031 <text:s/></text:p>
          </table:table-cell>
          <table:table-cell table:style-name="ce50" office:value-type="float" office:value="5426949" calcext:value-type="float">
            <text:p><text:s/>5,426,949 <text:s/></text:p>
          </table:table-cell>
          <table:table-cell table:style-name="ce50" office:value-type="float" office:value="4113460" calcext:value-type="float">
            <text:p><text:s/>4,113,460 <text:s/></text:p>
          </table:table-cell>
          <table:table-cell table:style-name="ce50" office:value-type="float" office:value="2261" calcext:value-type="float">
            <text:p><text:s/>2,261 <text:s/></text:p>
          </table:table-cell>
          <table:table-cell table:style-name="ce50" office:value-type="float" office:value="109455.732244562" calcext:value-type="float">
            <text:p><text:s/>109,456 <text:s/></text:p>
          </table:table-cell>
          <table:table-cell table:style-name="ce50" office:value-type="float" office:value="1394238.26775544" calcext:value-type="float">
            <text:p><text:s/>1,394,238 <text:s/></text:p>
          </table:table-cell>
          <table:table-cell table:style-name="ce50" office:value-type="float" office:value="467059" calcext:value-type="float">
            <text:p><text:s/>467,0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38031" calcext:value-type="float">
            <text:p><text:s/>5,838,031 <text:s/></text:p>
          </table:table-cell>
          <table:table-cell table:style-name="ce50" office:value-type="float" office:value="4111592.07846154" calcext:value-type="float">
            <text:p><text:s/>4,111,592 <text:s/></text:p>
          </table:table-cell>
          <table:table-cell table:style-name="ce50" office:value-type="float" office:value="3118451.07225391" calcext:value-type="float">
            <text:p><text:s/>3,118,451 <text:s/></text:p>
          </table:table-cell>
          <table:table-cell table:style-name="ce50" office:value-type="float" office:value="2261" calcext:value-type="float">
            <text:p><text:s/>2,261 <text:s/></text:p>
          </table:table-cell>
          <table:table-cell table:style-name="ce50" office:value-type="float" office:value="109455.732244562" calcext:value-type="float">
            <text:p><text:s/>109,456 <text:s/></text:p>
          </table:table-cell>
          <table:table-cell table:style-name="ce50" office:value-type="float" office:value="1394238.26775544" calcext:value-type="float">
            <text:p><text:s/>1,394,238 <text:s/></text:p>
          </table:table-cell>
          <table:table-cell table:style-name="ce50" office:value-type="float" office:value="467059" calcext:value-type="float">
            <text:p><text:s/>467,05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15356.92153846" calcext:value-type="float">
            <text:p><text:s/>1,315,357 <text:s/></text:p>
          </table:table-cell>
          <table:table-cell table:style-name="ce51" office:value-type="float" office:value="995008.92774609" calcext:value-type="float">
            <text:p><text:s/>995,00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2255" calcext:value-type="float">
            <text:p><text:s/>2,255 <text:s/></text:p>
          </table:table-cell>
          <table:table-cell table:style-name="ce50" office:value-type="float" office:value="1698" calcext:value-type="float">
            <text:p><text:s/>1,698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3" calcext:value-type="float">
            <text:p><text:s/>453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2171" calcext:value-type="float">
            <text:p><text:s/>2,171 <text:s/></text:p>
          </table:table-cell>
          <table:table-cell table:style-name="ce50" office:value-type="float" office:value="1640" calcext:value-type="float">
            <text:p><text:s/>1,640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3" calcext:value-type="float">
            <text:p><text:s/>453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style-name="ce50" office:value-type="float" office:value="58" calcext:value-type="float">
            <text:p><text:s/>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139226" calcext:value-type="float">
            <text:p><text:s/>5,139,226 <text:s/></text:p>
          </table:table-cell>
          <table:table-cell table:style-name="ce52" office:value-type="float" office:value="7972877" calcext:value-type="float">
            <text:p><text:s/>7,972,877 <text:s/></text:p>
          </table:table-cell>
          <table:table-cell table:style-name="ce52" office:value-type="float" office:value="5811914" calcext:value-type="float">
            <text:p><text:s/>5,811,914 <text:s/></text:p>
          </table:table-cell>
          <table:table-cell table:style-name="ce52" office:value-type="float" office:value="866" calcext:value-type="float">
            <text:p><text:s/>866 <text:s/></text:p>
          </table:table-cell>
          <table:table-cell table:style-name="ce52" office:value-type="float" office:value="171205" calcext:value-type="float">
            <text:p><text:s/>171,205 <text:s/></text:p>
          </table:table-cell>
          <table:table-cell table:style-name="ce52" office:value-type="float" office:value="349686" calcext:value-type="float">
            <text:p><text:s/>349,686 <text:s/></text:p>
          </table:table-cell>
          <table:table-cell table:style-name="ce52" office:value-type="float" office:value="36684" calcext:value-type="float">
            <text:p><text:s/>36,68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6950" calcext:value-type="float">
            <text:p><text:s/>56,950 <text:s/></text:p>
          </table:table-cell>
          <table:table-cell table:style-name="ce52" office:value-type="float" office:value="7972877" calcext:value-type="float">
            <text:p><text:s/>7,972,877 <text:s/></text:p>
          </table:table-cell>
          <table:table-cell table:style-name="ce52" office:value-type="float" office:value="5811914" calcext:value-type="float">
            <text:p><text:s/>5,811,914 <text:s/></text:p>
          </table:table-cell>
          <table:table-cell table:style-name="ce52" office:value-type="float" office:value="866" calcext:value-type="float">
            <text:p><text:s/>866 <text:s/></text:p>
          </table:table-cell>
          <table:table-cell table:style-name="ce52" office:value-type="float" office:value="171205" calcext:value-type="float">
            <text:p><text:s/>171,205 <text:s/></text:p>
          </table:table-cell>
          <table:table-cell table:style-name="ce52" office:value-type="float" office:value="349686" calcext:value-type="float">
            <text:p><text:s/>349,686 <text:s/></text:p>
          </table:table-cell>
          <table:table-cell table:style-name="ce52" office:value-type="float" office:value="36684" calcext:value-type="float">
            <text:p><text:s/>36,6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950" calcext:value-type="float">
            <text:p><text:s/>56,950 <text:s/></text:p>
          </table:table-cell>
          <table:table-cell table:style-name="ce50" office:value-type="float" office:value="5261" calcext:value-type="float">
            <text:p><text:s/>5,261 <text:s/></text:p>
          </table:table-cell>
          <table:table-cell table:style-name="ce50" office:value-type="float" office:value="4861" calcext:value-type="float">
            <text:p><text:s/>4,8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13" calcext:value-type="float">
            <text:p><text:s/>8,5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7" calcext:value-type="float">
            <text:p><text:s/>1,1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" calcext:value-type="float">
            <text:p><text:s/>55 <text:s/></text:p>
          </table:table-cell>
          <table:table-cell table:style-name="ce50" office:value-type="float" office:value="9" calcext:value-type="float">
            <text:p><text:s/>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" calcext:value-type="float">
            <text:p><text:s/>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500" calcext:value-type="float">
            <text:p><text:s/>56,500 <text:s/></text:p>
          </table:table-cell>
          <table:table-cell table:style-name="ce50" office:value-type="float" office:value="52" calcext:value-type="float">
            <text:p><text:s/>52 <text:s/></text:p>
          </table:table-cell>
          <table:table-cell table:style-name="ce50" office:value-type="float" office:value="42" calcext:value-type="float">
            <text:p><text:s/>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7" calcext:value-type="float">
            <text:p><text:s/>5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500" calcext:value-type="float">
            <text:p><text:s/>56,500 <text:s/></text:p>
          </table:table-cell>
          <table:table-cell table:style-name="ce50" office:value-type="float" office:value="52" calcext:value-type="float">
            <text:p><text:s/>52 <text:s/></text:p>
          </table:table-cell>
          <table:table-cell table:style-name="ce50" office:value-type="float" office:value="42" calcext:value-type="float">
            <text:p><text:s/>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7" calcext:value-type="float">
            <text:p><text:s/>5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2" calcext:value-type="float">
            <text:p>( 52 <text:s/>)</text:p>
          </table:table-cell>
          <table:table-cell table:style-name="ce53" office:value-type="float" office:value="42" calcext:value-type="float">
            <text:p>( 42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87" calcext:value-type="float">
            <text:p>( 58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6500" calcext:value-type="float">
            <text:p>( 56,5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" calcext:value-type="float">
            <text:p><text:s/>7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1" calcext:value-type="float">
            <text:p><text:s/>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style-name="ce50" office:value-type="float" office:value="95" calcext:value-type="float">
            <text:p><text:s/>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53" calcext:value-type="float">
            <text:p><text:s/>5,8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" calcext:value-type="float">
            <text:p><text:s/>135 <text:s/></text:p>
          </table:table-cell>
          <table:table-cell table:style-name="ce50" office:value-type="float" office:value="95" calcext:value-type="float">
            <text:p><text:s/>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9" calcext:value-type="float">
            <text:p><text:s/>5,8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50" calcext:value-type="float">
            <text:p>( 45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1" calcext:value-type="float">
            <text:p><text:s/>11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54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0" calcext:value-type="float">
            <text:p><text:s/>1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34" calcext:value-type="float">
            <text:p><text:s/>4,734 <text:s/></text:p>
          </table:table-cell>
          <table:table-cell table:style-name="ce50" office:value-type="float" office:value="4690" calcext:value-type="float">
            <text:p><text:s/>4,6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2" calcext:value-type="float">
            <text:p><text:s/>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50" office:value-type="float" office:value="15" calcext:value-type="float">
            <text:p><text:s/>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44327" calcext:value-type="float">
            <text:p><text:s/>7,944,327 <text:s/></text:p>
          </table:table-cell>
          <table:table-cell table:style-name="ce50" office:value-type="float" office:value="5788946" calcext:value-type="float">
            <text:p><text:s/>5,788,946 <text:s/></text:p>
          </table:table-cell>
          <table:table-cell table:style-name="ce50" office:value-type="float" office:value="866" calcext:value-type="float">
            <text:p><text:s/>866 <text:s/></text:p>
          </table:table-cell>
          <table:table-cell table:style-name="ce50" office:value-type="float" office:value="6768" calcext:value-type="float">
            <text:p><text:s/>6,768 <text:s/></text:p>
          </table:table-cell>
          <table:table-cell table:style-name="ce50" office:value-type="float" office:value="348885" calcext:value-type="float">
            <text:p><text:s/>348,8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66" calcext:value-type="float">
            <text:p><text:s/>866 <text:s/></text:p>
          </table:table-cell>
          <table:table-cell table:style-name="ce50" office:value-type="float" office:value="6768" calcext:value-type="float">
            <text:p><text:s/>6,768 <text:s/></text:p>
          </table:table-cell>
          <table:table-cell table:style-name="ce50" office:value-type="float" office:value="348885" calcext:value-type="float">
            <text:p><text:s/>348,8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44327" calcext:value-type="float">
            <text:p><text:s/>7,944,327 <text:s/></text:p>
          </table:table-cell>
          <table:table-cell table:style-name="ce50" office:value-type="float" office:value="5788946" calcext:value-type="float">
            <text:p><text:s/>5,788,9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259" calcext:value-type="float">
            <text:p><text:s/>23,259 <text:s/></text:p>
          </table:table-cell>
          <table:table-cell table:style-name="ce50" office:value-type="float" office:value="18099" calcext:value-type="float">
            <text:p><text:s/>18,0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4437" calcext:value-type="float">
            <text:p><text:s/>164,437 <text:s/></text:p>
          </table:table-cell>
          <table:table-cell table:style-name="ce50" office:value-type="float" office:value="801" calcext:value-type="float">
            <text:p><text:s/>801 <text:s/></text:p>
          </table:table-cell>
          <table:table-cell table:style-name="ce50" office:value-type="float" office:value="27601" calcext:value-type="float">
            <text:p><text:s/>27,6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742" calcext:value-type="float">
            <text:p><text:s/>6,7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70" calcext:value-type="float">
            <text:p><text:s/>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585" calcext:value-type="float">
            <text:p><text:s/>22,585 <text:s/></text:p>
          </table:table-cell>
          <table:table-cell table:style-name="ce50" office:value-type="float" office:value="17852" calcext:value-type="float">
            <text:p><text:s/>17,8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4437" calcext:value-type="float">
            <text:p><text:s/>164,437 <text:s/></text:p>
          </table:table-cell>
          <table:table-cell table:style-name="ce50" office:value-type="float" office:value="801" calcext:value-type="float">
            <text:p><text:s/>801 <text:s/></text:p>
          </table:table-cell>
          <table:table-cell table:style-name="ce50" office:value-type="float" office:value="17690" calcext:value-type="float">
            <text:p><text:s/>17,69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66" calcext:value-type="float">
            <text:p><text:s/>666 <text:s/></text:p>
          </table:table-cell>
          <table:table-cell table:style-name="ce51" office:value-type="float" office:value="247" calcext:value-type="float">
            <text:p><text:s/>24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099" calcext:value-type="float">
            <text:p><text:s/>3,09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52" office:value-type="float" office:value="552" calcext:value-type="float">
            <text:p><text:s/>5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82276" calcext:value-type="float">
            <text:p><text:s/>5,082,2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82276" calcext:value-type="float">
            <text:p><text:s/>5,082,2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082276" calcext:value-type="float">
            <text:p>( 5,082,27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85349" calcext:value-type="float">
            <text:p><text:s/>4,185,3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3252" calcext:value-type="float">
            <text:p><text:s/>313,252 <text:s/></text:p>
          </table:table-cell>
          <table:table-cell table:style-name="ce50" office:value-type="float" office:value="173493" calcext:value-type="float">
            <text:p><text:s/>173,493 <text:s/></text:p>
          </table:table-cell>
          <table:table-cell table:style-name="ce50" office:value-type="float" office:value="203872.340899699" calcext:value-type="float">
            <text:p><text:s/>203,8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42" calcext:value-type="float">
            <text:p><text:s/>15,642 <text:s/></text:p>
          </table:table-cell>
          <table:table-cell table:style-name="ce50" office:value-type="float" office:value="296506" calcext:value-type="float">
            <text:p><text:s/>296,5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67555" calcext:value-type="float">
            <text:p><text:s/>267,555 <text:s/></text:p>
          </table:table-cell>
          <table:table-cell table:style-name="ce50" office:value-type="float" office:value="973408" calcext:value-type="float">
            <text:p><text:s/>973,4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4515" calcext:value-type="float">
            <text:p><text:s/>184,515 <text:s/></text:p>
          </table:table-cell>
          <table:table-cell table:style-name="ce50" office:value-type="float" office:value="55010" calcext:value-type="float">
            <text:p><text:s/>55,010 <text:s/></text:p>
          </table:table-cell>
          <table:table-cell table:style-name="ce50" office:value-type="float" office:value="64925.5115939507" calcext:value-type="float">
            <text:p><text:s/>64,9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754" calcext:value-type="float">
            <text:p><text:s/>47,754 <text:s/></text:p>
          </table:table-cell>
          <table:table-cell table:style-name="ce50" office:value-type="float" office:value="170608" calcext:value-type="float">
            <text:p><text:s/>170,60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54098" calcext:value-type="float">
            <text:p><text:s/>154,098 <text:s/></text:p>
          </table:table-cell>
          <table:table-cell table:style-name="ce50" office:value-type="float" office:value="2438577" calcext:value-type="float">
            <text:p><text:s/>2,438,5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7" calcext:value-type="float">
            <text:p><text:s/>1,4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62658.79" calcext:value-type="float">
            <text:p><text:s/>162,659 <text:s/></text:p>
          </table:table-cell>
          <table:table-cell table:style-name="ce50" office:value-type="float" office:value="268241" calcext:value-type="float">
            <text:p><text:s/>268,2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128" calcext:value-type="float">
            <text:p><text:s/>66,128 <text:s/></text:p>
          </table:table-cell>
          <table:table-cell table:style-name="ce50" office:value-type="float" office:value="-8151" calcext:value-type="float">
            <text:p><text:s/>-8,151 <text:s/></text:p>
          </table:table-cell>
          <table:table-cell table:style-name="ce50" office:value-type="float" office:value="-1057" calcext:value-type="float">
            <text:p><text:s/>-1,0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47977" calcext:value-type="float">
            <text:p><text:s/>-47,977 <text:s/></text:p>
          </table:table-cell>
          <table:table-cell table:style-name="ce50" office:value-type="float" office:value="-40006.3322222222" calcext:value-type="float">
            <text:p><text:s/>-40,00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584311.79" calcext:value-type="float">
            <text:p><text:s/>-584,312 <text:s/></text:p>
          </table:table-cell>
          <table:table-cell table:style-name="ce51" office:value-type="float" office:value="505123" calcext:value-type="float">
            <text:p><text:s/>505,12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1182" calcext:value-type="float">
            <text:p><text:s/>61,182 <text:s/></text:p>
          </table:table-cell>
          <table:table-cell table:style-name="ce51" office:value-type="float" office:value="126634" calcext:value-type="float">
            <text:p><text:s/>126,634 <text:s/></text:p>
          </table:table-cell>
          <table:table-cell table:style-name="ce51" office:value-type="float" office:value="140003.829305749" calcext:value-type="float">
            <text:p><text:s/>140,00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865" calcext:value-type="float">
            <text:p><text:s/>15,865 <text:s/></text:p>
          </table:table-cell>
          <table:table-cell table:style-name="ce51" office:value-type="float" office:value="165904.332222222" calcext:value-type="float">
            <text:p><text:s/>165,9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7411" calcext:value-type="float">
            <text:p><text:s/>27,411 <text:s/></text:p>
          </table:table-cell>
          <table:table-cell table:style-name="ce50" office:value-type="float" office:value="1237754" calcext:value-type="float">
            <text:p><text:s/>1,237,7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69" calcext:value-type="float">
            <text:p><text:s/>7,8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04" calcext:value-type="float">
            <text:p><text:s/>1,50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1872.211111111" calcext:value-type="float">
            <text:p><text:s/>301,87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79340.76369945" calcext:value-type="float">
            <text:p><text:s/>779,341 <text:s/></text:p>
          </table:table-cell>
          <table:table-cell table:style-name="ce50" office:value-type="float" office:value="6769759.7989744" calcext:value-type="float">
            <text:p><text:s/>6,769,7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779141" calcext:value-type="float">
            <text:p><text:s/>779,141 <text:s/></text:p>
          </table:table-cell>
          <table:table-cell table:style-name="ce50" office:value-type="float" office:value="6289109" calcext:value-type="float">
            <text:p><text:s/>6,289,1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99.76369945" calcext:value-type="float">
            <text:p><text:s/>200 <text:s/></text:p>
          </table:table-cell>
          <table:table-cell table:style-name="ce51" office:value-type="float" office:value="480650.7989744" calcext:value-type="float">
            <text:p><text:s/>480,65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6329196" calcext:value-type="float">
            <text:p><text:s/>6,329,196 <text:s/></text:p>
          </table:table-cell>
          <table:table-cell table:style-name="ce50" office:value-type="float" office:value="14212190" calcext:value-type="float">
            <text:p><text:s/>14,212,1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174" calcext:value-type="float">
            <text:p><text:s/>274,174 <text:s/></text:p>
          </table:table-cell>
          <table:table-cell table:style-name="ce50" office:value-type="float" office:value="573494" calcext:value-type="float">
            <text:p><text:s/>573,494 <text:s/></text:p>
          </table:table-cell>
          <table:table-cell table:style-name="ce50" office:value-type="float" office:value="85328" calcext:value-type="float">
            <text:p><text:s/>85,3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361" calcext:value-type="float">
            <text:p><text:s/>136,361 <text:s/></text:p>
          </table:table-cell>
          <table:table-cell table:style-name="ce50" office:value-type="float" office:value="1204775.36555556" calcext:value-type="float">
            <text:p><text:s/>1,204,7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6297836.33" calcext:value-type="float">
            <text:p><text:s/>6,297,836 <text:s/></text:p>
          </table:table-cell>
          <table:table-cell table:style-name="ce50" office:value-type="float" office:value="14212190" calcext:value-type="float">
            <text:p><text:s/>14,212,1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174" calcext:value-type="float">
            <text:p><text:s/>274,174 <text:s/></text:p>
          </table:table-cell>
          <table:table-cell table:style-name="ce50" office:value-type="float" office:value="573494" calcext:value-type="float">
            <text:p><text:s/>573,494 <text:s/></text:p>
          </table:table-cell>
          <table:table-cell table:style-name="ce50" office:value-type="float" office:value="85328" calcext:value-type="float">
            <text:p><text:s/>85,3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361" calcext:value-type="float">
            <text:p><text:s/>136,361 <text:s/></text:p>
          </table:table-cell>
          <table:table-cell table:style-name="ce50" office:value-type="float" office:value="1168414.85088889" calcext:value-type="float">
            <text:p><text:s/>1,168,41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31359.67" calcext:value-type="float">
            <text:p><text:s/>31,36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36360.5146666667" calcext:value-type="float">
            <text:p><text:s/>36,3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6141" calcext:value-type="float">
            <text:p><text:s/>36,141 <text:s/></text:p>
          </table:table-cell>
          <table:table-cell table:style-name="ce50" office:value-type="float" office:value="607033.23326196" calcext:value-type="float">
            <text:p><text:s/>607,0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32" calcext:value-type="float">
            <text:p><text:s/>132 <text:s/></text:p>
          </table:table-cell>
          <table:table-cell table:style-name="ce50" office:value-type="float" office:value="8933" calcext:value-type="float">
            <text:p><text:s/>8,9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979" calcext:value-type="float">
            <text:p><text:s/>35,979 <text:s/></text:p>
          </table:table-cell>
          <table:table-cell table:style-name="ce50" office:value-type="float" office:value="597796.23326196" calcext:value-type="float">
            <text:p><text:s/>597,7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0" calcext:value-type="float">
            <text:p><text:s/>3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01991.44630055" calcext:value-type="float">
            <text:p><text:s/>4,901,991 <text:s/></text:p>
          </table:table-cell>
          <table:table-cell table:style-name="ce52" office:value-type="float" office:value="6102765.96776364" calcext:value-type="float">
            <text:p><text:s/>6,102,76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7487" calcext:value-type="float">
            <text:p><text:s/>327,487 <text:s/></text:p>
          </table:table-cell>
          <table:table-cell table:style-name="ce52" office:value-type="float" office:value="700128" calcext:value-type="float">
            <text:p><text:s/>700,128 <text:s/></text:p>
          </table:table-cell>
          <table:table-cell table:style-name="ce52" office:value-type="float" office:value="223827.829305749" calcext:value-type="float">
            <text:p><text:s/>223,82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52226" calcext:value-type="float">
            <text:p><text:s/>152,226 <text:s/></text:p>
          </table:table-cell>
          <table:table-cell table:style-name="ce52" office:value-type="float" office:value="1068807.48666667" calcext:value-type="float">
            <text:p><text:s/>1,068,80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901991.44630055" calcext:value-type="float">
            <text:p><text:s/>4,901,991 <text:s/></text:p>
          </table:table-cell>
          <table:table-cell table:style-name="ce52" office:value-type="float" office:value="6102765.96776364" calcext:value-type="float">
            <text:p><text:s/>6,102,766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9169" calcext:value-type="float">
            <text:p><text:s/>89,169 <text:s/></text:p>
          </table:table-cell>
          <table:table-cell table:style-name="ce52" office:value-type="float" office:value="9151.86" calcext:value-type="float">
            <text:p><text:s/>9,1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0778.43005555" calcext:value-type="float">
            <text:p><text:s/>240,778 <text:s/></text:p>
          </table:table-cell>
          <table:table-cell table:style-name="ce50" office:value-type="float" office:value="5549062.78950064" calcext:value-type="float">
            <text:p><text:s/>5,549,0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169" calcext:value-type="float">
            <text:p><text:s/>89,169 <text:s/></text:p>
          </table:table-cell>
          <table:table-cell table:style-name="ce50" office:value-type="float" office:value="9151.86" calcext:value-type="float">
            <text:p><text:s/>9,1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7063" calcext:value-type="float">
            <text:p><text:s/>17,063 <text:s/></text:p>
          </table:table-cell>
          <table:table-cell table:style-name="ce50" office:value-type="float" office:value="14185" calcext:value-type="float">
            <text:p><text:s/>14,1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5779" calcext:value-type="float">
            <text:p><text:s/>15,779 <text:s/></text:p>
          </table:table-cell>
          <table:table-cell table:style-name="ce50" office:value-type="float" office:value="423589.97952175" calcext:value-type="float">
            <text:p><text:s/>423,5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558.15387234" calcext:value-type="float">
            <text:p><text:s/>3,558 <text:s/></text:p>
          </table:table-cell>
          <table:table-cell table:style-name="ce50" office:value-type="float" office:value="1123137.21909819" calcext:value-type="float">
            <text:p><text:s/>1,123,1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24" calcext:value-type="float">
            <text:p><text:s/>424 <text:s/></text:p>
          </table:table-cell>
          <table:table-cell table:style-name="ce50" office:value-type="float" office:value="36521" calcext:value-type="float">
            <text:p><text:s/>36,5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92" calcext:value-type="float">
            <text:p><text:s/>292 <text:s/></text:p>
          </table:table-cell>
          <table:table-cell table:style-name="ce50" office:value-type="float" office:value="8004" calcext:value-type="float">
            <text:p><text:s/>8,0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800.0454483" calcext:value-type="float">
            <text:p><text:s/>1,800 <text:s/></text:p>
          </table:table-cell>
          <table:table-cell table:style-name="ce50" office:value-type="float" office:value="488221.65995918" calcext:value-type="float">
            <text:p><text:s/>488,2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480" calcext:value-type="float">
            <text:p><text:s/>480 <text:s/></text:p>
          </table:table-cell>
          <table:table-cell table:style-name="ce50" office:value-type="float" office:value="2200" calcext:value-type="float">
            <text:p><text:s/>2,2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7190.05007876" calcext:value-type="float">
            <text:p><text:s/>67,190 <text:s/></text:p>
          </table:table-cell>
          <table:table-cell table:style-name="ce50" office:value-type="float" office:value="1399405.81051719" calcext:value-type="float">
            <text:p><text:s/>1,399,4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7190.05007876" calcext:value-type="float">
            <text:p><text:s/>67,190 <text:s/></text:p>
          </table:table-cell>
          <table:table-cell table:style-name="ce50" office:value-type="float" office:value="1374992.02107345" calcext:value-type="float">
            <text:p><text:s/>1,374,9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9836.59007876" calcext:value-type="float">
            <text:p>( 29,837 <text:s/>)</text:p>
          </table:table-cell>
          <table:table-cell table:style-name="ce53" office:value-type="float" office:value="1336063.05249262" calcext:value-type="float">
            <text:p>( 1,336,06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37353.46" calcext:value-type="float">
            <text:p>( 37,353 <text:s/>)</text:p>
          </table:table-cell>
          <table:table-cell table:style-name="ce53" office:value-type="float" office:value="38928.96858083" calcext:value-type="float">
            <text:p>( 38,92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413.78946725" calcext:value-type="float">
            <text:p><text:s/>24,4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2351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285" calcext:value-type="float">
            <text:p><text:s/>6,285 <text:s/></text:p>
          </table:table-cell>
          <table:table-cell table:style-name="ce50" office:value-type="float" office:value="139243" calcext:value-type="float">
            <text:p><text:s/>139,2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21" calcext:value-type="float">
            <text:p><text:s/>321 <text:s/></text:p>
          </table:table-cell>
          <table:table-cell table:style-name="ce50" office:value-type="float" office:value="84573.951005" calcext:value-type="float">
            <text:p><text:s/>84,5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181.233915" calcext:value-type="float">
            <text:p><text:s/>2,181 <text:s/></text:p>
          </table:table-cell>
          <table:table-cell table:style-name="ce54" office:value-type="float" office:value="215577.415061" calcext:value-type="float">
            <text:p><text:s/>215,57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5881" calcext:value-type="float">
            <text:p><text:s/>35,881 <text:s/></text:p>
          </table:table-cell>
          <table:table-cell table:style-name="ce50" office:value-type="float" office:value="493299" calcext:value-type="float">
            <text:p><text:s/>493,2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169" calcext:value-type="float">
            <text:p><text:s/>89,1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7854" calcext:value-type="float">
            <text:p><text:s/>27,854 <text:s/></text:p>
          </table:table-cell>
          <table:table-cell table:style-name="ce50" office:value-type="float" office:value="74891" calcext:value-type="float">
            <text:p><text:s/>74,8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433" calcext:value-type="float">
            <text:p><text:s/>52,4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8027" calcext:value-type="float">
            <text:p><text:s/>8,027 <text:s/></text:p>
          </table:table-cell>
          <table:table-cell table:style-name="ce50" office:value-type="float" office:value="418408" calcext:value-type="float">
            <text:p><text:s/>418,4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736" calcext:value-type="float">
            <text:p><text:s/>36,7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586.75" calcext:value-type="float">
            <text:p><text:s/>11,587 <text:s/></text:p>
          </table:table-cell>
          <table:table-cell table:style-name="ce50" office:value-type="float" office:value="787752.99" calcext:value-type="float">
            <text:p><text:s/>787,7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151.86" calcext:value-type="float">
            <text:p><text:s/>9,15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474.75" calcext:value-type="float">
            <text:p><text:s/>10,475 <text:s/></text:p>
          </table:table-cell>
          <table:table-cell table:style-name="ce50" office:value-type="float" office:value="709108.99" calcext:value-type="float">
            <text:p><text:s/>709,1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151.86" calcext:value-type="float">
            <text:p><text:s/>9,15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112" calcext:value-type="float">
            <text:p><text:s/>1,112 <text:s/></text:p>
          </table:table-cell>
          <table:table-cell table:style-name="ce50" office:value-type="float" office:value="78644" calcext:value-type="float">
            <text:p><text:s/>78,6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600" calcext:value-type="float">
            <text:p><text:s/>2,600 <text:s/></text:p>
          </table:table-cell>
          <table:table-cell table:style-name="ce50" office:value-type="float" office:value="73198" calcext:value-type="float">
            <text:p><text:s/>73,1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724" calcext:value-type="float">
            <text:p><text:s/>1,724 <text:s/></text:p>
          </table:table-cell>
          <table:table-cell table:style-name="ce54" office:value-type="float" office:value="18832" calcext:value-type="float">
            <text:p><text:s/>18,83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486.99999464" calcext:value-type="float">
            <text:p><text:s/>7,487 <text:s/></text:p>
          </table:table-cell>
          <table:table-cell table:style-name="ce50" office:value-type="float" office:value="59049.99999263" calcext:value-type="float">
            <text:p><text:s/>59,0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1020" calcext:value-type="float">
            <text:p><text:s/>11,020 <text:s/></text:p>
          </table:table-cell>
          <table:table-cell table:style-name="ce50" office:value-type="float" office:value="29384" calcext:value-type="float">
            <text:p><text:s/>29,3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357" calcext:value-type="float">
            <text:p><text:s/>2,357 <text:s/></text:p>
          </table:table-cell>
          <table:table-cell table:style-name="ce50" office:value-type="float" office:value="24991" calcext:value-type="float">
            <text:p><text:s/>24,9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8.19674651" calcext:value-type="float">
            <text:p><text:s/>68 <text:s/></text:p>
          </table:table-cell>
          <table:table-cell table:style-name="ce50" office:value-type="float" office:value="6.7643457" calcext:value-type="float">
            <text:p><text:s/>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2681" calcext:value-type="float">
            <text:p><text:s/>52,681 <text:s/></text:p>
          </table:table-cell>
          <table:table-cell table:style-name="ce50" office:value-type="float" office:value="127890" calcext:value-type="float">
            <text:p><text:s/>127,8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431290" calcext:value-type="float">
            <text:p><text:s/>3,431,290 <text:s/></text:p>
          </table:table-cell>
          <table:table-cell table:style-name="ce50" office:value-type="float" office:value="208405" calcext:value-type="float">
            <text:p><text:s/>208,4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280732" calcext:value-type="float">
            <text:p><text:s/>3,280,73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1194" calcext:value-type="float">
            <text:p><text:s/>51,19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9364" calcext:value-type="float">
            <text:p><text:s/>99,364 <text:s/></text:p>
          </table:table-cell>
          <table:table-cell table:style-name="ce50" office:value-type="float" office:value="208405" calcext:value-type="float">
            <text:p><text:s/>208,4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906124" calcext:value-type="float">
            <text:p><text:s/>906,124 <text:s/></text:p>
          </table:table-cell>
          <table:table-cell table:style-name="ce50" office:value-type="float" office:value="101611" calcext:value-type="float">
            <text:p><text:s/>101,6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064" calcext:value-type="float">
            <text:p><text:s/>1,064 <text:s/></text:p>
          </table:table-cell>
          <table:table-cell table:style-name="ce50" office:value-type="float" office:value="1084" calcext:value-type="float">
            <text:p><text:s/>1,0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905060" calcext:value-type="float">
            <text:p><text:s/>905,060 <text:s/></text:p>
          </table:table-cell>
          <table:table-cell table:style-name="ce51" office:value-type="float" office:value="100527" calcext:value-type="float">
            <text:p><text:s/>100,52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23799.016245" calcext:value-type="float">
            <text:p><text:s/>323,799 <text:s/></text:p>
          </table:table-cell>
          <table:table-cell table:style-name="ce50" office:value-type="float" office:value="243687.178263" calcext:value-type="float">
            <text:p><text:s/>243,6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8540" calcext:value-type="float">
            <text:p><text:s/>68,540 <text:s/></text:p>
          </table:table-cell>
          <table:table-cell table:style-name="ce50" office:value-type="float" office:value="114145" calcext:value-type="float">
            <text:p><text:s/>114,1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354" calcext:value-type="float">
            <text:p><text:s/>2,354 <text:s/></text:p>
          </table:table-cell>
          <table:table-cell table:style-name="ce50" office:value-type="float" office:value="1435" calcext:value-type="float">
            <text:p><text:s/>1,4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825" calcext:value-type="float">
            <text:p><text:s/>6,82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778" calcext:value-type="float">
            <text:p><text:s/>77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904" calcext:value-type="float">
            <text:p><text:s/>904 <text:s/></text:p>
          </table:table-cell>
          <table:table-cell table:style-name="ce50" office:value-type="float" office:value="456" calcext:value-type="float">
            <text:p><text:s/>4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0088.016245" calcext:value-type="float">
            <text:p><text:s/>160,088 <text:s/></text:p>
          </table:table-cell>
          <table:table-cell table:style-name="ce50" office:value-type="float" office:value="99929.178263" calcext:value-type="float">
            <text:p><text:s/>99,9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4310" calcext:value-type="float">
            <text:p><text:s/>84,310 <text:s/></text:p>
          </table:table-cell>
          <table:table-cell table:style-name="ce51" office:value-type="float" office:value="27722" calcext:value-type="float">
            <text:p><text:s/>27,72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7487" calcext:value-type="float">
            <text:p><text:s/>327,487 <text:s/></text:p>
          </table:table-cell>
          <table:table-cell table:style-name="ce50" office:value-type="float" office:value="700128" calcext:value-type="float">
            <text:p><text:s/>700,128 <text:s/></text:p>
          </table:table-cell>
          <table:table-cell table:style-name="ce50" office:value-type="float" office:value="223827.829305749" calcext:value-type="float">
            <text:p><text:s/>223,8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057" calcext:value-type="float">
            <text:p><text:s/>63,057 <text:s/></text:p>
          </table:table-cell>
          <table:table-cell table:style-name="ce50" office:value-type="float" office:value="1059655.62666667" calcext:value-type="float">
            <text:p><text:s/>1,059,65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7487" calcext:value-type="float">
            <text:p><text:s/>327,487 <text:s/></text:p>
          </table:table-cell>
          <table:table-cell table:style-name="ce50" office:value-type="float" office:value="700128" calcext:value-type="float">
            <text:p><text:s/>700,128 <text:s/></text:p>
          </table:table-cell>
          <table:table-cell table:style-name="ce50" office:value-type="float" office:value="223827.829305749" calcext:value-type="float">
            <text:p><text:s/>223,8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057" calcext:value-type="float">
            <text:p><text:s/>63,057 <text:s/></text:p>
          </table:table-cell>
          <table:table-cell table:style-name="ce50" office:value-type="float" office:value="1059655.62666667" calcext:value-type="float">
            <text:p><text:s/>1,059,65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97789.34842772" calcext:value-type="float">
            <text:p><text:s/>3,097,789 <text:s/></text:p>
          </table:table-cell>
          <table:table-cell table:style-name="ce57" office:value-type="float" office:value="28931447.9670683" calcext:value-type="float">
            <text:p><text:s/>28,931,44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097088.30702772" calcext:value-type="float">
            <text:p><text:s/>3,097,088 <text:s/></text:p>
          </table:table-cell>
          <table:table-cell table:style-name="ce57" office:value-type="float" office:value="26219702.1059723" calcext:value-type="float">
            <text:p><text:s/>26,219,70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01.0414" calcext:value-type="float">
            <text:p><text:s/>701 <text:s/></text:p>
          </table:table-cell>
          <table:table-cell table:style-name="ce57" office:value-type="float" office:value="2711745.861096" calcext:value-type="float">
            <text:p><text:s/>2,711,74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34106.397306397" calcext:value-type="float">
            <text:p><text:s/>634,106 <text:s/></text:p>
          </table:table-cell>
          <table:table-cell table:style-name="ce49" office:value-type="float" office:value="941648" calcext:value-type="float">
            <text:p><text:s/>941,64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92915.474264866" calcext:value-type="float">
            <text:p><text:s/>192,915 <text:s/></text:p>
          </table:table-cell>
          <table:table-cell table:number-columns-repeated="2" table:style-name="ce49" office:value-type="float" office:value="63863.5596519767" calcext:value-type="float">
            <text:p><text:s/>63,864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129051.914612889" calcext:value-type="float">
            <text:p><text:s/>129,05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511152.27272727" calcext:value-type="float">
            <text:p><text:s/>2,511,1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4721" calcext:value-type="float">
            <text:p><text:s/>3,314,7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03678.872053872" calcext:value-type="float">
            <text:p><text:s/>203,679 <text:s/></text:p>
          </table:table-cell>
          <table:table-cell table:style-name="ce50" office:value-type="float" office:value="190142" calcext:value-type="float">
            <text:p><text:s/>190,142 <text:s/></text:p>
          </table:table-cell>
          <table:table-cell table:style-name="ce50" office:value-type="float" office:value="99841" calcext:value-type="float">
            <text:p><text:s/>99,8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941579.7979798" calcext:value-type="float">
            <text:p><text:s/>2,941,580 <text:s/></text:p>
          </table:table-cell>
          <table:table-cell table:style-name="ce51" office:value-type="float" office:value="751506" calcext:value-type="float">
            <text:p><text:s/>751,506 <text:s/></text:p>
          </table:table-cell>
          <table:table-cell table:style-name="ce51" office:value-type="float" office:value="3214880" calcext:value-type="float">
            <text:p><text:s/>3,214,880 <text:s/></text:p>
          </table:table-cell>
          <table:table-cell table:style-name="ce51" office:value-type="float" office:value="192915.474264866" calcext:value-type="float">
            <text:p><text:s/>192,915 <text:s/></text:p>
          </table:table-cell>
          <table:table-cell table:number-columns-repeated="2" table:style-name="ce51" office:value-type="float" office:value="63863.5596519767" calcext:value-type="float">
            <text:p><text:s/>63,86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29051.914612889" calcext:value-type="float">
            <text:p><text:s/>129,05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446503.78787879" calcext:value-type="float">
            <text:p><text:s/>2,446,5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29385" calcext:value-type="float">
            <text:p><text:s/>3,229,3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01" calcext:value-type="float">
            <text:p><text:s/>-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0.0000000000001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051115.15760553" calcext:value-type="float">
            <text:p><text:s/>1,051,115 <text:s/></text:p>
          </table:table-cell>
          <table:table-cell table:style-name="ce50" office:value-type="float" office:value="2800.0097125" calcext:value-type="float">
            <text:p><text:s/>2,800 <text:s/></text:p>
          </table:table-cell>
          <table:table-cell table:style-name="ce50" office:value-type="float" office:value="1384983.11051708" calcext:value-type="float">
            <text:p><text:s/>1,384,983 <text:s/></text:p>
          </table:table-cell>
          <table:table-cell table:style-name="ce50" office:value-type="float" office:value="167105.091347648" calcext:value-type="float">
            <text:p><text:s/>167,105 <text:s/></text:p>
          </table:table-cell>
          <table:table-cell table:number-columns-repeated="2" table:style-name="ce50" office:value-type="float" office:value="63863.5596563884" calcext:value-type="float">
            <text:p><text:s/>63,8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241.53169126" calcext:value-type="float">
            <text:p><text:s/>103,2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028906.81818182" calcext:value-type="float">
            <text:p><text:s/>1,028,9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8157" calcext:value-type="float">
            <text:p><text:s/>1,358,1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2208.3394237138" calcext:value-type="float">
            <text:p><text:s/>22,208 <text:s/></text:p>
          </table:table-cell>
          <table:table-cell table:style-name="ce51" office:value-type="float" office:value="2800.0097125" calcext:value-type="float">
            <text:p><text:s/>2,800 <text:s/></text:p>
          </table:table-cell>
          <table:table-cell table:style-name="ce51" office:value-type="float" office:value="26826.11051708" calcext:value-type="float">
            <text:p><text:s/>26,826 <text:s/></text:p>
          </table:table-cell>
          <table:table-cell table:style-name="ce51" office:value-type="float" office:value="167105.091347648" calcext:value-type="float">
            <text:p><text:s/>167,105 <text:s/></text:p>
          </table:table-cell>
          <table:table-cell table:number-columns-repeated="2" table:style-name="ce51" office:value-type="float" office:value="63863.5596563884" calcext:value-type="float">
            <text:p><text:s/>63,86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03241.53169126" calcext:value-type="float">
            <text:p><text:s/>103,2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433457.40740741" calcext:value-type="float">
            <text:p><text:s/>2,433,457 <text:s/></text:p>
          </table:table-cell>
          <table:table-cell table:style-name="ce50" office:value-type="float" office:value="921233" calcext:value-type="float">
            <text:p><text:s/>921,233 <text:s/></text:p>
          </table:table-cell>
          <table:table-cell table:style-name="ce50" office:value-type="float" office:value="2393290" calcext:value-type="float">
            <text:p><text:s/>2,393,2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433457.40740741" calcext:value-type="float">
            <text:p><text:s/>2,433,457 <text:s/></text:p>
          </table:table-cell>
          <table:table-cell table:style-name="ce51" office:value-type="float" office:value="921233" calcext:value-type="float">
            <text:p><text:s/>921,233 <text:s/></text:p>
          </table:table-cell>
          <table:table-cell table:style-name="ce51" office:value-type="float" office:value="2393290" calcext:value-type="float">
            <text:p><text:s/>2,393,29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07936.138667501" calcext:value-type="float">
            <text:p><text:s/>607,936 <text:s/></text:p>
          </table:table-cell>
          <table:table-cell table:style-name="ce50" office:value-type="float" office:value="27143" calcext:value-type="float">
            <text:p><text:s/>27,143 <text:s/></text:p>
          </table:table-cell>
          <table:table-cell table:style-name="ce50" office:value-type="float" office:value="778348.59192999" calcext:value-type="float">
            <text:p><text:s/>778,3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607936.138667501" calcext:value-type="float">
            <text:p><text:s/>607,936 <text:s/></text:p>
          </table:table-cell>
          <table:table-cell table:style-name="ce50" office:value-type="float" office:value="27143" calcext:value-type="float">
            <text:p><text:s/>27,143 <text:s/></text:p>
          </table:table-cell>
          <table:table-cell table:style-name="ce50" office:value-type="float" office:value="778348.59192999" calcext:value-type="float">
            <text:p><text:s/>778,3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269482.12123538" calcext:value-type="float">
            <text:p><text:s/>1,269,482 <text:s/></text:p>
          </table:table-cell>
          <table:table-cell table:style-name="ce52" office:value-type="float" office:value="1642795.9902875" calcext:value-type="float">
            <text:p><text:s/>1,642,796 <text:s/></text:p>
          </table:table-cell>
          <table:table-cell table:style-name="ce52" office:value-type="float" office:value="215453.29755293" calcext:value-type="float">
            <text:p><text:s/>215,453 <text:s/></text:p>
          </table:table-cell>
          <table:table-cell table:style-name="ce52" office:value-type="float" office:value="25810.3829172172" calcext:value-type="float">
            <text:p><text:s/>25,810 <text:s/></text:p>
          </table:table-cell>
          <table:table-cell table:number-columns-repeated="2" table:style-name="ce52" office:value-type="float" office:value="-0.000004411683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5810.3829216289" calcext:value-type="float">
            <text:p><text:s/>25,81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11653.8384071" calcext:value-type="float">
            <text:p><text:s/>1,011,654 <text:s/></text:p>
          </table:table-cell>
          <table:table-cell table:style-name="ce52" office:value-type="float" office:value="1259920.9902875" calcext:value-type="float">
            <text:p><text:s/>1,259,921 <text:s/></text:p>
          </table:table-cell>
          <table:table-cell table:style-name="ce52" office:value-type="float" office:value="215453.29755293" calcext:value-type="float">
            <text:p><text:s/>215,453 <text:s/></text:p>
          </table:table-cell>
          <table:table-cell table:style-name="ce52" office:value-type="float" office:value="25810.3829172172" calcext:value-type="float">
            <text:p><text:s/>25,810 <text:s/></text:p>
          </table:table-cell>
          <table:table-cell table:number-columns-repeated="2" table:style-name="ce52" office:value-type="float" office:value="-0.000004411683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5810.3829216289" calcext:value-type="float">
            <text:p><text:s/>25,8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28721.34682461" calcext:value-type="float">
            <text:p><text:s/>428,721 <text:s/></text:p>
          </table:table-cell>
          <table:table-cell table:style-name="ce50" office:value-type="float" office:value="446886.9902875" calcext:value-type="float">
            <text:p><text:s/>446,887 <text:s/></text:p>
          </table:table-cell>
          <table:table-cell table:style-name="ce50" office:value-type="float" office:value="168679.29755293" calcext:value-type="float">
            <text:p><text:s/>168,679 <text:s/></text:p>
          </table:table-cell>
          <table:table-cell table:style-name="ce50" office:value-type="float" office:value="25810.3829172172" calcext:value-type="float">
            <text:p><text:s/>25,810 <text:s/></text:p>
          </table:table-cell>
          <table:table-cell table:number-columns-repeated="2" table:style-name="ce50" office:value-type="float" office:value="-0.000004411683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810.3829216289" calcext:value-type="float">
            <text:p><text:s/>25,8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0.673400673400673" calcext:value-type="float">
            <text:p><text:s/>1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932.6533922559" calcext:value-type="float">
            <text:p><text:s/>10,933 <text:s/></text:p>
          </table:table-cell>
          <table:table-cell table:style-name="ce50" office:value-type="float" office:value="16234.9902875" calcext:value-type="float">
            <text:p><text:s/>16,2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1921.8855218855" calcext:value-type="float">
            <text:p><text:s/>11,922 <text:s/></text:p>
          </table:table-cell>
          <table:table-cell table:style-name="ce50" office:value-type="float" office:value="17704" calcext:value-type="float">
            <text:p><text:s/>17,7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411683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5443.4072370682" calcext:value-type="float">
            <text:p><text:s/>55,4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185.29755293" calcext:value-type="float">
            <text:p><text:s/>73,1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55443.4072370682" calcext:value-type="float">
            <text:p><text:s/>55,4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185.29755293" calcext:value-type="float">
            <text:p><text:s/>73,1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5443.4072370682" calcext:value-type="float">
            <text:p>( 55,44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3185.29755293" calcext:value-type="float">
            <text:p>( 73,18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28.28282828283" calcext:value-type="float">
            <text:p><text:s/>4,228 <text:s/></text:p>
          </table:table-cell>
          <table:table-cell table:style-name="ce50" office:value-type="float" office:value="6279" calcext:value-type="float">
            <text:p><text:s/>6,2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553.0303030303" calcext:value-type="float">
            <text:p><text:s/>4,5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10" calcext:value-type="float">
            <text:p><text:s/>6,0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07.070707070707" calcext:value-type="float">
            <text:p><text:s/>307 <text:s/></text:p>
          </table:table-cell>
          <table:table-cell table:style-name="ce54" office:value-type="float" office:value="456" calcext:value-type="float">
            <text:p><text:s/>45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33959.175084175" calcext:value-type="float">
            <text:p><text:s/>233,959 <text:s/></text:p>
          </table:table-cell>
          <table:table-cell table:style-name="ce50" office:value-type="float" office:value="339056" calcext:value-type="float">
            <text:p><text:s/>339,056 <text:s/></text:p>
          </table:table-cell>
          <table:table-cell table:style-name="ce50" office:value-type="float" office:value="7443" calcext:value-type="float">
            <text:p><text:s/>7,4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33959.175084175" calcext:value-type="float">
            <text:p><text:s/>233,959 <text:s/></text:p>
          </table:table-cell>
          <table:table-cell table:style-name="ce50" office:value-type="float" office:value="339056" calcext:value-type="float">
            <text:p><text:s/>339,056 <text:s/></text:p>
          </table:table-cell>
          <table:table-cell table:style-name="ce50" office:value-type="float" office:value="7443" calcext:value-type="float">
            <text:p><text:s/>7,4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14606.060606061" calcext:value-type="float">
            <text:p>( 114,606 <text:s/>)</text:p>
          </table:table-cell>
          <table:table-cell table:style-name="ce53" office:value-type="float" office:value="170190" calcext:value-type="float">
            <text:p>( 170,19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2185.8585858586" calcext:value-type="float">
            <text:p>( 32,186 <text:s/>)</text:p>
          </table:table-cell>
          <table:table-cell table:style-name="ce55" office:value-type="float" office:value="47796" calcext:value-type="float">
            <text:p>( 47,79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59942.4242424242" calcext:value-type="float">
            <text:p><text:s/>59,9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124" calcext:value-type="float">
            <text:p><text:s/>79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59942.4242424242" calcext:value-type="float">
            <text:p><text:s/>59,9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124" calcext:value-type="float">
            <text:p><text:s/>79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665.82491582492" calcext:value-type="float">
            <text:p><text:s/>3,666 <text:s/></text:p>
          </table:table-cell>
          <table:table-cell table:style-name="ce50" office:value-type="float" office:value="3700" calcext:value-type="float">
            <text:p><text:s/>3,700 <text:s/></text:p>
          </table:table-cell>
          <table:table-cell table:style-name="ce50" office:value-type="float" office:value="1550" calcext:value-type="float">
            <text:p><text:s/>1,5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470.03367003367" calcext:value-type="float">
            <text:p><text:s/>1,470 <text:s/></text:p>
          </table:table-cell>
          <table:table-cell table:style-name="ce54" office:value-type="float" office:value="2183" calcext:value-type="float">
            <text:p><text:s/>2,18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1559.595959596" calcext:value-type="float">
            <text:p><text:s/>41,560 <text:s/></text:p>
          </table:table-cell>
          <table:table-cell table:style-name="ce50" office:value-type="float" office:value="61059" calcext:value-type="float">
            <text:p><text:s/>61,059 <text:s/></text:p>
          </table:table-cell>
          <table:table-cell table:style-name="ce50" office:value-type="float" office:value="584" calcext:value-type="float">
            <text:p><text:s/>5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93.181818181818" calcext:value-type="float">
            <text:p><text:s/>5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3" calcext:value-type="float">
            <text:p><text:s/>7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4.107744107744" calcext:value-type="float">
            <text:p><text:s/>144 <text:s/></text:p>
          </table:table-cell>
          <table:table-cell table:style-name="ce50" office:value-type="float" office:value="214" calcext:value-type="float">
            <text:p><text:s/>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810.3829216289" calcext:value-type="float">
            <text:p><text:s/>25,8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810.3829216289" calcext:value-type="float">
            <text:p><text:s/>25,8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15973.569023569" calcext:value-type="float">
            <text:p><text:s/>115,974 <text:s/></text:p>
          </table:table-cell>
          <table:table-cell table:style-name="ce50" office:value-type="float" office:value="136826" calcext:value-type="float">
            <text:p><text:s/>136,826 <text:s/></text:p>
          </table:table-cell>
          <table:table-cell table:style-name="ce50" office:value-type="float" office:value="31462" calcext:value-type="float">
            <text:p><text:s/>31,4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6971.1279461279" calcext:value-type="float">
            <text:p><text:s/>96,971 <text:s/></text:p>
          </table:table-cell>
          <table:table-cell table:style-name="ce50" office:value-type="float" office:value="118225" calcext:value-type="float">
            <text:p><text:s/>118,225 <text:s/></text:p>
          </table:table-cell>
          <table:table-cell table:style-name="ce50" office:value-type="float" office:value="22913" calcext:value-type="float">
            <text:p><text:s/>22,9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424.4107744108" calcext:value-type="float">
            <text:p><text:s/>16,424 <text:s/></text:p>
          </table:table-cell>
          <table:table-cell table:style-name="ce50" office:value-type="float" office:value="15127" calcext:value-type="float">
            <text:p><text:s/>15,127 <text:s/></text:p>
          </table:table-cell>
          <table:table-cell table:style-name="ce50" office:value-type="float" office:value="8234" calcext:value-type="float">
            <text:p><text:s/>8,2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578.0303030303" calcext:value-type="float">
            <text:p><text:s/>2,578 <text:s/></text:p>
          </table:table-cell>
          <table:table-cell table:style-name="ce51" office:value-type="float" office:value="3474" calcext:value-type="float">
            <text:p><text:s/>3,474 <text:s/></text:p>
          </table:table-cell>
          <table:table-cell table:style-name="ce51" office:value-type="float" office:value="315" calcext:value-type="float">
            <text:p><text:s/>31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66958.922558923" calcext:value-type="float">
            <text:p><text:s/>466,959 <text:s/></text:p>
          </table:table-cell>
          <table:table-cell table:style-name="ce52" office:value-type="float" office:value="676208" calcext:value-type="float">
            <text:p><text:s/>676,208 <text:s/></text:p>
          </table:table-cell>
          <table:table-cell table:style-name="ce52" office:value-type="float" office:value="15312" calcext:value-type="float">
            <text:p><text:s/>15,31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7828.282828283" calcext:value-type="float">
            <text:p><text:s/>257,828 <text:s/></text:p>
          </table:table-cell>
          <table:table-cell table:style-name="ce50" office:value-type="float" office:value="382875" calcext:value-type="float">
            <text:p><text:s/>382,8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7828.282828283" calcext:value-type="float">
            <text:p><text:s/>257,828 <text:s/></text:p>
          </table:table-cell>
          <table:table-cell table:style-name="ce50" office:value-type="float" office:value="382875" calcext:value-type="float">
            <text:p><text:s/>382,8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844307.590815" calcext:value-type="float">
            <text:p><text:s/>5,844,308 <text:s/></text:p>
          </table:table-cell>
          <table:table-cell table:style-name="ce57" office:value-type="float" office:value="29504" calcext:value-type="float">
            <text:p><text:s/>29,504 <text:s/></text:p>
          </table:table-cell>
          <table:table-cell table:style-name="ce57" office:value-type="float" office:value="5814803.590815" calcext:value-type="float">
            <text:p><text:s/>5,814,804 <text:s/></text:p>
          </table:table-cell>
          <table:table-cell table:style-name="ce57" office:value-type="float" office:value="503467.806824" calcext:value-type="float">
            <text:p><text:s/>503,468 <text:s/></text:p>
          </table:table-cell>
          <table:table-cell table:number-columns-repeated="2" table:style-name="ce57" office:value-type="float" office:value="264185.598824" calcext:value-type="float">
            <text:p><text:s/>264,186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239282.208" calcext:value-type="float">
            <text:p><text:s/>239,28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548009.73" calcext:value-type="float">
            <text:p><text:s/>5,548,01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48009.73" calcext:value-type="float">
            <text:p><text:s/>5,548,01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96297.860815" calcext:value-type="float">
            <text:p><text:s/>296,298 <text:s/></text:p>
          </table:table-cell>
          <table:table-cell table:style-name="ce57" office:value-type="float" office:value="29504" calcext:value-type="float">
            <text:p><text:s/>29,504 <text:s/></text:p>
          </table:table-cell>
          <table:table-cell table:style-name="ce57" office:value-type="float" office:value="266793.860815" calcext:value-type="float">
            <text:p><text:s/>266,794 <text:s/></text:p>
          </table:table-cell>
          <table:table-cell table:style-name="ce57" office:value-type="float" office:value="503467.806824" calcext:value-type="float">
            <text:p><text:s/>503,468 <text:s/></text:p>
          </table:table-cell>
          <table:table-cell table:number-columns-repeated="2" table:style-name="ce57" office:value-type="float" office:value="264185.598824" calcext:value-type="float">
            <text:p><text:s/>264,186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239282.208" calcext:value-type="float">
            <text:p><text:s/>239,28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839462.002" calcext:value-type="float">
            <text:p><text:s/>4,839,462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5315640" calcext:value-type="float">
            <text:p><text:s/>35,315,6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5315640" calcext:value-type="float">
            <text:p><text:s/>35,315,640 <text:s/></text:p>
          </table:table-cell>
          <table:table-cell table:style-name="ce51" office:value-type="float" office:value="4839462.002" calcext:value-type="float">
            <text:p><text:s/>4,839,46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57388.990709" calcext:value-type="float">
            <text:p><text:s/>357,38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5315640" calcext:value-type="float">
            <text:p><text:s/>35,315,640 <text:s/></text:p>
          </table:table-cell>
          <table:table-cell table:style-name="ce50" office:value-type="float" office:value="8879374.002" calcext:value-type="float">
            <text:p><text:s/>8,879,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5315640" calcext:value-type="float">
            <text:p><text:s/>35,315,640 <text:s/></text:p>
          </table:table-cell>
          <table:table-cell table:style-name="ce50" office:value-type="float" office:value="8879374.002" calcext:value-type="float">
            <text:p><text:s/>8,879,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39912" calcext:value-type="float">
            <text:p><text:s/>4,039,9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116701.813" calcext:value-type="float">
            <text:p><text:s/>133,116,70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39912" calcext:value-type="float">
            <text:p><text:s/>4,039,9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116701.813" calcext:value-type="float">
            <text:p><text:s/>133,116,70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44101.164" calcext:value-type="float">
            <text:p><text:s/>13,244,10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39.18" calcext:value-type="float">
            <text:p><text:s/>11,83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1.533" calcext:value-type="float">
            <text:p><text:s/>2,59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07.771" calcext:value-type="float">
            <text:p><text:s/>6,50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22083.71" calcext:value-type="float">
            <text:p><text:s/>3,022,08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31673.872" calcext:value-type="float">
            <text:p><text:s/>5,131,67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69258" calcext:value-type="float">
            <text:p><text:s/>5,069,2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7.098" calcext:value-type="float">
            <text:p><text:s/>14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722092.387291" calcext:value-type="float">
            <text:p><text:s/>6,722,09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12793119.271" calcext:value-type="float">
            <text:p><text:s/>112,793,11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12793119.271" calcext:value-type="float">
            <text:p><text:s/>112,793,1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157976.901" calcext:value-type="float">
            <text:p><text:s/>60,157,9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483.371" calcext:value-type="float">
            <text:p><text:s/>191,4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62848.853" calcext:value-type="float">
            <text:p><text:s/>3,062,8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43477.776" calcext:value-type="float">
            <text:p><text:s/>7,543,4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006.195" calcext:value-type="float">
            <text:p><text:s/>191,0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2779.603" calcext:value-type="float">
            <text:p><text:s/>582,7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64752.112" calcext:value-type="float">
            <text:p><text:s/>3,464,7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198.143" calcext:value-type="float">
            <text:p><text:s/>281,1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995804.528" calcext:value-type="float">
            <text:p><text:s/>11,995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93619.642" calcext:value-type="float">
            <text:p><text:s/>4,093,6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99623.196" calcext:value-type="float">
            <text:p>( 1,499,62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324512.498" calcext:value-type="float">
            <text:p>( 2,324,51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9483.948" calcext:value-type="float">
            <text:p>( 269,48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64877.08" calcext:value-type="float">
            <text:p><text:s/>5,664,8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7307.806" calcext:value-type="float">
            <text:p><text:s/>2,237,30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04416.033" calcext:value-type="float">
            <text:p><text:s/>2,104,4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1890.77" calcext:value-type="float">
            <text:p><text:s/>641,89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755319.132" calcext:value-type="float">
            <text:p><text:s/>2,755,3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56759.697" calcext:value-type="float">
            <text:p><text:s/>4,756,7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35815.749" calcext:value-type="float">
            <text:p><text:s/>2,535,8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0943.948" calcext:value-type="float">
            <text:p><text:s/>2,220,9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47038.106" calcext:value-type="float">
            <text:p><text:s/>7,847,0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08480.632" calcext:value-type="float">
            <text:p><text:s/>7,508,4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8557.474" calcext:value-type="float">
            <text:p><text:s/>338,5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3286.055" calcext:value-type="float">
            <text:p>( 143,28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85935.793" calcext:value-type="float">
            <text:p><text:s/>3,785,93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428799.386" calcext:value-type="float">
            <text:p><text:s/>1,428,7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74418.83" calcext:value-type="float">
            <text:p><text:s/>5,474,4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13850.297" calcext:value-type="float">
            <text:p><text:s/>1,313,8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2870.564" calcext:value-type="float">
            <text:p><text:s/>1,152,8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9164.974" calcext:value-type="float">
            <text:p><text:s/>1,019,1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4162.738" calcext:value-type="float">
            <text:p><text:s/>564,16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9958.801" calcext:value-type="float">
            <text:p><text:s/>229,9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9958.801" calcext:value-type="float">
            <text:p><text:s/>229,9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42310.842" calcext:value-type="float">
            <text:p><text:s/>2,042,3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1810.622" calcext:value-type="float">
            <text:p><text:s/>401,81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640500.22" calcext:value-type="float">
            <text:p><text:s/>1,640,5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33708.612" calcext:value-type="float">
            <text:p><text:s/>25,033,7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19088.57664559" calcext:value-type="float">
            <text:p><text:s/>2,919,0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11705.16990137" calcext:value-type="float">
            <text:p><text:s/>1,211,7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0824.904" calcext:value-type="float">
            <text:p><text:s/>330,8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5181.918" calcext:value-type="float">
            <text:p><text:s/>325,1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5542.872" calcext:value-type="float">
            <text:p><text:s/>685,5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8088.440679202" calcext:value-type="float">
            <text:p><text:s/>658,0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6031.72841252" calcext:value-type="float">
            <text:p><text:s/>266,0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9649.34236132" calcext:value-type="float">
            <text:p><text:s/>3,719,6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2019.563" calcext:value-type="float">
            <text:p><text:s/>3,082,02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1835576.097" calcext:value-type="float">
            <text:p><text:s/>11,835,57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5329164.115" calcext:value-type="float">
            <text:p><text:s/>25,329,1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5315640" calcext:value-type="float">
            <text:p><text:s/>35,315,640 <text:s/></text:p>
          </table:table-cell>
          <table:table-cell table:style-name="ce57" office:value-type="float" office:value="8879374.002" calcext:value-type="float">
            <text:p><text:s/>8,879,37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5315640" calcext:value-type="float">
            <text:p><text:s/>35,315,640 <text:s/></text:p>
          </table:table-cell>
          <table:table-cell table:style-name="ce57" office:value-type="float" office:value="8879374.002" calcext:value-type="float">
            <text:p><text:s/>8,879,37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4年(西元1995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4592" calcext:value-type="float">
            <text:p><text:s/>54,59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54592" calcext:value-type="float">
            <text:p><text:s/>54,59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4592" calcext:value-type="float">
            <text:p><text:s/>54,592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4592" calcext:value-type="float">
            <text:p><text:s/>54,592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637.76" calcext:value-type="float">
            <text:p><text:s/>1,63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37.76" calcext:value-type="float">
            <text:p><text:s/>1,63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2954.24" calcext:value-type="float">
            <text:p><text:s/>52,95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